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Roboto" svg:font-family="Roboto, arial, sans-serif"/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503cm" fo:margin-left="0.079cm" fo:margin-top="0cm" fo:margin-bottom="0cm" table:align="left" style:writing-mode="lr-tb"/>
    </style:style>
    <style:style style:name="Table2.A" style:family="table-column">
      <style:table-column-properties style:column-width="1.007cm"/>
    </style:style>
    <style:style style:name="Table2.B" style:family="table-column">
      <style:table-column-properties style:column-width="1.012cm"/>
    </style:style>
    <style:style style:name="Table2.C" style:family="table-column">
      <style:table-column-properties style:column-width="2.526cm"/>
    </style:style>
    <style:style style:name="Table2.D" style:family="table-column">
      <style:table-column-properties style:column-width="1.513cm"/>
    </style:style>
    <style:style style:name="Table2.E" style:family="table-column">
      <style:table-column-properties style:column-width="1.011cm"/>
    </style:style>
    <style:style style:name="Table2.F" style:family="table-column">
      <style:table-column-properties style:column-width="10.4cm"/>
    </style:style>
    <style:style style:name="Table2.G" style:family="table-column">
      <style:table-column-properties style:column-width="1.034cm"/>
    </style:style>
    <style:style style:name="Table2.1" style:family="table-row">
      <style:table-row-properties style:min-row-height="26.919cm" fo:keep-together="auto"/>
    </style:style>
    <style:style style:name="Table2.A1" style:family="table-cell">
      <style:table-cell-properties fo:padding-left="0.039cm" fo:padding-right="0.039cm" fo:padding-top="0cm" fo:padding-bottom="0cm" fo:border="2.25pt solid #000000" style:writing-mode="lr-tb"/>
    </style:style>
    <style:style style:name="Table2.2" style:family="table-row">
      <style:table-row-properties style:min-row-height="0.422cm" fo:keep-together="auto"/>
    </style:style>
    <style:style style:name="Table2.A2" style:family="table-cell">
      <style:table-cell-properties fo:padding-left="0.039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Table2.3" style:family="table-row">
      <style:table-row-properties style:min-row-height="0.423cm" fo:keep-together="auto"/>
    </style:style>
    <style:style style:name="Table2.A3" style:family="table-cell">
      <style:table-cell-properties fo:padding-left="0.039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Table1" style:family="table">
      <style:table-properties style:width="16.503cm" fo:margin-left="1.169cm" fo:margin-top="0cm" fo:margin-bottom="0cm" table:align="left" style:writing-mode="lr-tb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3.246cm"/>
    </style:style>
    <style:style style:name="Table1.C" style:family="table-column">
      <style:table-column-properties style:column-width="3cm"/>
    </style:style>
    <style:style style:name="Table1.D" style:family="table-column">
      <style:table-column-properties style:column-width="5.752cm"/>
    </style:style>
    <style:style style:name="Table1.E" style:family="table-column">
      <style:table-column-properties style:column-width="3.5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503cm" fo:margin-left="1.169cm" fo:margin-top="0cm" fo:margin-bottom="0cm" table:align="left" style:writing-mode="lr-tb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3.246cm"/>
    </style:style>
    <style:style style:name="Table1.C" style:family="table-column">
      <style:table-column-properties style:column-width="3cm"/>
    </style:style>
    <style:style style:name="Table1.D" style:family="table-column">
      <style:table-column-properties style:column-width="5.752cm"/>
    </style:style>
    <style:style style:name="Table1.E" style:family="table-column">
      <style:table-column-properties style:column-width="3.5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left="2.26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3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4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1pt" style:language-complex="uk" style:country-complex="UA"/>
    </style:style>
    <style:style style:name="P6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List_20_Paragraph">
      <style:paragraph-properties fo:margin-left="1.259cm" fo:margin-right="0.55cm" fo:margin-top="5.927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9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10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11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en" fo:country="US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12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5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6" style:family="paragraph" style:parent-style-name="List_20_Paragraph">
      <style:paragraph-properties fo:margin-left="1.259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17" style:family="paragraph" style:parent-style-name="List_20_Paragraph">
      <style:paragraph-properties fo:margin-left="1.259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List_20_Paragraph">
      <style:paragraph-properties fo:margin-left="1.259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9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20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21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2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fo:language="uk" fo:country="UA" fo:font-weight="bold" style:letter-kerning="false" style:font-weight-asian="bold"/>
    </style:style>
    <style:style style:name="P24" style:family="paragraph" style:parent-style-name="List_20_Paragraph">
      <style:paragraph-properties fo:margin-left="1.259cm" fo:margin-right="0.55cm" fo:margin-top="0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language="uk" fo:country="UA" style:letter-kerning="false" style:font-name-asian="Times New Roman1" style:language-asian="uk" style:country-asian="UA" style:font-name-complex="Times New Roman1" style:language-complex="uk" style:country-complex="UA"/>
    </style:style>
    <style:style style:name="P25" style:family="paragraph" style:parent-style-name="List_20_Paragraph">
      <style:paragraph-properties fo:margin-left="1.251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26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27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29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0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1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32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0cm" style:auto-text-indent="false">
        <style:tab-stops>
          <style:tab-stop style:position="2.919cm"/>
          <style:tab-stop style:position="3.919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3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4" style:family="paragraph" style:parent-style-name="List_20_Paragraph">
      <style:paragraph-properties fo:margin-left="0cm" fo:margin-right="0cm" fo:margin-top="0.494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ru" fo:country="RU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en" fo:country="US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ru" fo:country="RU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9" style:family="paragraph" style:parent-style-name="List_20_Paragraph">
      <style:paragraph-properties fo:margin-left="1.259cm" fo:margin-right="0.55cm" fo:margin-top="0cm" fo:margin-bottom="0.494cm" style:contextual-spacing="true" fo:line-height="150%" fo:text-align="justify" style:justify-single-word="false" fo:orphans="0" fo:widows="0" fo:text-indent="-0.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40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0.16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left="0cm" fo:margin-right="0.474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left="0cm" fo:margin-right="0.474cm" fo:margin-top="0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3" style:family="paragraph" style:parent-style-name="Standard">
      <style:paragraph-properties fo:margin-left="0cm" fo:margin-right="0.474cm" fo:margin-top="0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fo:language="uk" fo:country="UA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P44" style:family="paragraph" style:parent-style-name="Standard">
      <style:paragraph-properties fo:margin-left="1.256cm" fo:margin-right="0.474cm" fo:margin-top="0.494cm" fo:margin-bottom="0.494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fo:language="uk" fo:country="UA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P45" style:family="paragraph" style:parent-style-name="Standard">
      <style:paragraph-properties fo:margin-left="2.99cm" fo:margin-right="0cm" fo:margin-top="0.332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8pt" fo:language="uk" fo:country="UA" style:letter-kerning="false" style:font-name-asian="Times New Roman1" style:font-size-asian="18pt" style:language-asian="uk" style:country-asian="UA" style:font-name-complex="Times New Roman1" style:font-size-complex="11pt" style:language-complex="uk" style:country-complex="UA"/>
    </style:style>
    <style:style style:name="P46" style:family="paragraph" style:parent-style-name="Standard">
      <style:paragraph-properties fo:margin-left="0.123cm" fo:margin-right="0.113cm" fo:margin-top="0.041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47" style:family="paragraph" style:parent-style-name="Standard">
      <style:paragraph-properties fo:margin-left="0.183cm" fo:margin-right="0cm" fo:margin-top="0.282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48" style:family="paragraph" style:parent-style-name="Standard">
      <style:paragraph-properties fo:margin-left="0.309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49" style:family="paragraph" style:parent-style-name="Standard">
      <style:paragraph-properties fo:margin-left="0.21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50" style:family="paragraph" style:parent-style-name="Standard">
      <style:paragraph-properties fo:margin-left="0.609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51" style:family="paragraph" style:parent-style-name="Standard">
      <style:paragraph-properties fo:margin-left="0.28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52" style:family="paragraph" style:parent-style-name="Standard">
      <style:paragraph-properties fo:margin-left="0.071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53" style:family="paragraph" style:parent-style-name="Standard">
      <style:paragraph-properties fo:margin-top="0.494cm" fo:margin-bottom="0.494cm" style:contextual-spacing="false" fo:line-height="150%" fo:text-align="justify" style:justify-single-word="false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5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6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57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8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9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60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61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62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63" style:family="paragraph" style:parent-style-name="List_20_Paragraph">
      <style:paragraph-properties fo:margin-left="1.259cm" fo:margin-right="0.55cm" fo:margin-top="5.927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fo:color="#000000" loext:opacity="100%" style:font-name="Times New Roman" fo:font-size="14pt" fo:language="en" fo:country="US" style:letter-kerning="false" fo:background-color="transparent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4" style:family="paragraph" style:parent-style-name="List_20_Paragraph">
      <style:paragraph-properties fo:margin-left="1.259cm" fo:margin-right="0.55cm" fo:margin-top="1.185cm" fo:margin-bottom="0cm" style:contextual-spacing="true" fo:line-height="150%" fo:text-align="justify" style:justify-single-word="false" fo:orphans="0" fo:widows="0" fo:text-indent="0.9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65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en" fo:country="US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66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67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officeooo:rsid="001d87e5" officeooo:paragraph-rsid="001d87e5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68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fo:color="#000000" loext:opacity="100%" style:font-name="Times New Roman" fo:font-size="14pt" fo:language="uk" fo:country="UA" officeooo:rsid="001d87e5" officeooo:paragraph-rsid="001d87e5" style:letter-kerning="false" fo:background-color="transparent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69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fo:color="#000000" loext:opacity="100%" style:font-name="Times New Roman" fo:font-size="14pt" officeooo:paragraph-rsid="001d87e5" style:font-size-asian="14pt" style:font-size-complex="14pt"/>
    </style:style>
    <style:style style:name="P70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71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2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73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74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75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76" style:family="paragraph" style:parent-style-name="List_20_Paragraph">
      <style:paragraph-properties fo:margin-left="2.26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1pt" fo:language="uk" fo:country="UA" officeooo:rsid="001d87e5" officeooo:paragraph-rsid="001d87e5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7" style:family="paragraph" style:parent-style-name="List_20_Paragraph" style:list-style-name="L1">
      <style:paragraph-properties fo:margin-top="0.494cm" fo:margin-bottom="5.927cm" style:contextual-spacing="true" fo:line-height="150%" fo:text-align="justify" style:justify-single-word="false" fo:orphans="0" fo:widows="0">
        <style:tab-stops>
          <style:tab-stop style:position="2.755cm"/>
        </style:tab-stops>
      </style:paragraph-properties>
      <style:text-properties fo:color="#000000" loext:opacity="100%" style:font-name="Times New Roman" fo:font-size="14pt" officeooo:paragraph-rsid="001d87e5" style:font-size-asian="14pt" style:font-size-complex="14pt"/>
    </style:style>
    <style:style style:name="P78" style:family="paragraph" style:parent-style-name="Standard">
      <style:paragraph-properties fo:margin-left="1.256cm" fo:margin-right="0.474cm" fo:margin-top="0.494cm" fo:margin-bottom="0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fo:language="uk" fo:country="UA" officeooo:paragraph-rsid="001bb15d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9" style:family="paragraph" style:parent-style-name="Standard">
      <style:paragraph-properties fo:margin-left="1.256cm" fo:margin-right="0.474cm" fo:margin-top="0.494cm" fo:margin-bottom="0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fo:language="uk" fo:country="UA" officeooo:rsid="0018879f" officeooo:paragraph-rsid="0018879f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80" style:family="paragraph" style:parent-style-name="Standard">
      <style:paragraph-properties fo:margin-left="1.256cm" fo:margin-right="0.474cm" fo:margin-top="0.494cm" fo:margin-bottom="0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fo:language="uk" fo:country="UA" officeooo:rsid="001d79e2" officeooo:paragraph-rsid="001d79e2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1f3927"/>
    </style:style>
    <style:style style:name="T5" style:family="text">
      <style:text-properties fo:language="uk" fo:country="UA" officeooo:rsid="001d87e5" style:letter-kerning="false" fo:background-color="transparent" loext:char-shading-value="0" style:font-name-asian="Times New Roman1" style:language-asian="uk" style:country-asian="UA" style:font-name-complex="Times New Roman1" style:language-complex="uk" style:country-complex="UA"/>
    </style:style>
    <style:style style:name="T6" style:family="text">
      <style:text-properties fo:language="ru" fo:country="RU"/>
    </style:style>
    <style:style style:name="T7" style:family="text">
      <style:text-properties fo:font-size="1pt" style:font-size-asian="1pt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7a5f3"/>
    </style:style>
    <style:style style:name="T10" style:family="text">
      <style:text-properties fo:language="en" fo:country="US" officeooo:rsid="001a8744"/>
    </style:style>
    <style:style style:name="T11" style:family="text">
      <style:text-properties fo:language="en" fo:country="US" officeooo:rsid="001d79e2"/>
    </style:style>
    <style:style style:name="T12" style:family="text">
      <style:text-properties fo:language="en" fo:country="US" officeooo:rsid="001f3927"/>
    </style:style>
    <style:style style:name="T13" style:family="text">
      <style:text-properties fo:font-size="11pt" style:font-size-asian="11pt" style:language-asian="en" style:country-asian="US" style:font-size-complex="11pt" style:language-complex="ar" style:country-complex="SA"/>
    </style:style>
    <style:style style:name="T14" style:family="text">
      <style:text-properties style:font-name="Calibri" fo:language="uk" fo:country="UA" style:font-name-asian="Calibri1" style:language-asian="en" style:country-asian="US" style:language-complex="ar" style:country-complex="SA"/>
    </style:style>
    <style:style style:name="T15" style:family="text">
      <style:text-properties officeooo:rsid="0017a5f3"/>
    </style:style>
    <style:style style:name="T16" style:family="text">
      <style:text-properties officeooo:rsid="001a8744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d87e5" style:letter-kerning="false" fo:background-color="transparent" loext:char-shading-value="0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T18" style:family="text">
      <style:text-properties fo:font-variant="normal" fo:text-transform="none" fo:color="#252525" loext:opacity="100%" style:font-name="Roboto" fo:font-size="13.5pt" fo:letter-spacing="normal" fo:font-style="normal" fo:font-weight="normal"/>
    </style:style>
    <style:style style:name="T19" style:family="text">
      <style:text-properties fo:font-variant="normal" fo:text-transform="none" fo:color="#252525" loext:opacity="100%" style:font-name="Roboto" fo:font-size="13.5pt" fo:letter-spacing="normal" fo:language="en" fo:country="US" fo:font-style="normal" fo:font-weight="normal" officeooo:rsid="001f3927"/>
    </style:style>
    <style:style style:name="T20" style:family="text">
      <style:text-properties fo:font-variant="normal" fo:text-transform="none" fo:color="#252525" loext:opacity="100%" style:font-name="Roboto" fo:letter-spacing="normal" fo:font-style="normal" fo:font-weight="normal"/>
    </style:style>
    <style:style style:name="T21" style:family="text">
      <style:text-properties fo:font-variant="normal" fo:text-transform="none" fo:color="#252525" loext:opacity="100%" style:font-name="Roboto" fo:letter-spacing="normal" fo:language="en" fo:country="US" fo:font-style="normal" fo:font-weight="normal" officeooo:rsid="001f3927"/>
    </style:style>
    <style:style style:name="T22" style:family="text">
      <style:text-properties fo:font-variant="normal" fo:text-transform="none" fo:color="#252525" loext:opacity="100%" fo:letter-spacing="normal" fo:font-style="normal" fo:font-weight="normal"/>
    </style:style>
    <style:style style:name="T23" style:family="text">
      <style:text-properties fo:font-variant="normal" fo:text-transform="none" fo:color="#252525" loext:opacity="100%" fo:letter-spacing="normal" fo:language="en" fo:country="US" fo:font-style="normal" fo:font-weight="normal" officeooo:rsid="001f3927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language="en" fo:country="US" fo:font-style="normal" fo:font-weight="normal"/>
    </style:style>
    <style:style style:name="T26" style:family="text">
      <style:text-properties fo:font-variant="normal" fo:text-transform="none" fo:letter-spacing="normal" fo:language="en" fo:country="US" fo:font-style="normal" fo:font-weight="normal" officeooo:rsid="001f3927"/>
    </style:style>
    <style:style style:name="T27" style:family="text">
      <style:text-properties officeooo:rsid="001bb15d"/>
    </style:style>
    <style:style style:name="T28" style:family="text">
      <style:text-properties officeooo:rsid="001d79e2"/>
    </style:style>
    <style:style style:name="T29" style:family="text">
      <style:text-properties fo:background-color="#ff4000" loext:char-shading-value="0"/>
    </style:style>
    <style:style style:name="T30" style:family="text">
      <style:text-properties fo:background-color="#ff4000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color="#000000" loext:opacity="100%" fo:background-color="transparent" loext:char-shading-value="0"/>
    </style:style>
    <style:style style:name="T33" style:family="text">
      <style:text-properties fo:color="#000000" loext:opacity="100%" officeooo:rsid="001dd3b9" fo:background-color="transparent" loext:char-shading-value="0"/>
    </style:style>
    <style:style style:name="T34" style:family="text">
      <style:text-properties fo:color="#000000" loext:opacity="100%" style:font-name="Times New Roman" fo:font-size="14pt" fo:language="uk" fo:country="UA" officeooo:rsid="001d87e5" style:letter-kerning="false" fo:background-color="transparent" loext:char-shading-value="0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T35" style:family="text">
      <style:text-properties fo:color="#000000" loext:opacity="100%" style:font-name="Times New Roman" fo:language="uk" fo:country="UA" officeooo:rsid="001d87e5" style:letter-kerning="false" fo:background-color="transparent" loext:char-shading-value="0" style:font-name-asian="Times New Roman1" style:language-asian="uk" style:country-asian="UA" style:font-name-complex="Times New Roman1" style:language-complex="uk" style:country-complex="UA"/>
    </style:style>
    <style:style style:name="T36" style:family="text">
      <style:text-properties fo:color="#000000" loext:opacity="100%" fo:language="uk" fo:country="UA" officeooo:rsid="001d87e5" style:letter-kerning="false" fo:background-color="transparent" loext:char-shading-value="0" style:font-name-asian="Times New Roman1" style:language-asian="uk" style:country-asian="UA" style:font-name-complex="Times New Roman1" style:language-complex="uk" style:country-complex="UA"/>
    </style:style>
    <style:style style:name="T37" style:family="text">
      <style:text-properties officeooo:rsid="001dd3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41"/>
            <text:p text:style-name="P43">РОЗДІЛ 1</text:p>
            <text:p text:style-name="P43">АКТУАЛЬНІСТЬ <text:span text:style-name="T9">Т</text:span><text:span text:style-name="T15">РАНСЛЯЦІЇ БЛОК-СХЕМ</text:span> В СУЧАСНОМУ СВІТІ ТА ОГЛЯД <text:s/>ІСНУЮЧИХ НА РИНКУ</text:p>
            <text:p text:style-name="P42"/>
            <text:p text:style-name="P44">1.1 Необхідність <text:span text:style-name="T9">т</text:span><text:span text:style-name="T15">рансляції блок-схем</text:span> в сучасному світі</text:p>
            <text:p text:style-name="P79">Сьогодні питання трансляції блок-схем як ніколи актуальні. В майже кожній сфері нашого життя вводяться сучасні технології, що збільшує попит на програмне забезпечення в різних сферах. Збільшення попиту на програмне забезпечення, відповідно, змушує ринок потребувати більшої кількості програмістів, <text:span text:style-name="T16">які в свою чергу потребують більшої кількості</text:span><text:span text:style-name="T10"> </text:span><text:span text:style-name="T27">архітекторів рішення</text:span><text:span text:style-name="T16">. Враховуючи </text:span><text:span text:style-name="T27">стрімкий розвиток сфер впливу програм на людське життя, і відповідно значне збільшення потреб в людській праці, виникає потреба в швидшому перекладі рішень, створених архітекторами рішень в програмний код, прийнятний для компіляторів існуючих мов програмування.</text:span><text:span text:style-name="T8"> </text:span></text:p>
            <text:p text:style-name="P78"><text:span text:style-name="T27">З новими вимогами до об’ємів вихідного коду, виникає необхідність кардинально нових способів вирішення старих задач. </text:span><text:span text:style-name="T28">Згідно щорічної статистики </text:span><text:span text:style-name="T11">DOU</text:span><text:bookmark text:name="_bookmark2"/><text:span text:style-name="T11"> </text:span><text:span text:style-name="T28">за останні 8 років зарплата програміста зросла приблизно в 1.7 рази</text:span><text:span text:style-name="T11">[1], </text:span><text:span text:style-name="T28">а кількість програмістів за останні 5 років в 2 рази</text:span><text:span text:style-name="T11">[2], </text:span><text:span text:style-name="T28">що сильно впливає на бізнес, адже збільшується і кількість програмістів, і їх заробітня плата, а отже, збільшує витрати компаній на утримання своїх працівників. Саме тому автоматизація роботи програміста з перекладання рішення, яке йому надає архітектор рішень в програмний код є актуальним в наш час. Тобто в питанні вирішення автоматизації роботи програмістів нам допоможе творіння програмістів, котре зможе генерувати код замість програмних інженерів.</text:span></text:p>
            <text:p text:style-name="P80">Також варто зазначити, що дана система дасть стимул компаніям продовжити пошук варіантів для автоматизації виробничого процесу, що дозволить спростити життя як бізнесу, як такого, так і його працівникам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76"/>
            <text:p text:style-name="P67">Після перегляду навчальних програм, <text:span text:style-name="T37">методичних вказівок,</text:span> вимог викладачів <text:span text:style-name="T37">до студентів</text:span> <text:span text:style-name="T37">і загальної структури оцінювання викладачами</text:span> одного з найкращих факультетів ІТ-спрямування, а саме Факультету інформатики та обчислювальної техніки Національного технічного університету України “Київський політехнічний інститут імені Ігоря Сікорського”, б<text:span text:style-name="T32">уло зроблено висновок, що в сучасному світі основним способом комунікації архітектора рішень і програміста є</text:span><text:span text:style-name="T33"> ілюстрований алгоритм, а саме</text:span><text:span text:style-name="T32"> блок-схеми.</text:span></text:p>
            <text:p text:style-name="P68"><text:span text:style-name="T24">Блок-схема - це тип діаграми, що представляє робочий процес. Блок-схему також можна визначити як схематичне зображення алгоритму, поетапний підхід до вирішення завдання. Блок-схема показує кроки у вигляді полігонів різного типу та їх порядок, полігони з’єднані стрілками. Це схематичне зображення ілюструє модель рішення даної проблеми. Блок-схеми використовуються для аналізу, проектування, документування або управління процесом або програмою в різних областях.</text:span><text:span text:style-name="T25">[3]</text:span></text:p>
            <text:p text:style-name="P69"><text:span text:style-name="T5"><text:s/></text:span><text:span text:style-name="T24">Стернекерт (2003) припустив, що блок-схеми можна моделювати з точки зору різних груп користувачів (наприклад, менеджерів, системних аналітиків та службовців), і що існує чотири загальних типи:</text:span> <text:span text:style-name="T12">[</text:span><text:span text:style-name="T4">4</text:span><text:span text:style-name="T12">]</text:span></text:p>
            <text:list xml:id="list4034890307" text:style-name="L1">
              <text:list-item>
                <text:p text:style-name="P77"><text:span text:style-name="T26">Діаграми документообігу, що показують елементи керування потоком документів через систему</text:span><text:span text:style-name="T12"> </text:span></text:p>
              </text:list-item>
              <text:list-item>
                <text:p text:style-name="P77"><text:span text:style-name="T26">Діаграми потоків даних, що показують елементи керування потоком даних у системі</text:span><text:span text:style-name="T12"> </text:span></text:p>
              </text:list-item>
              <text:list-item>
                <text:p text:style-name="P77"><text:span text:style-name="T24">Системні блок-схеми, що відображають елементи управління на фізичному або ресурсному рівні</text:span> </text:p>
              </text:list-item>
              <text:list-item>
                <text:p text:style-name="P77"><text:span text:style-name="T24">Блок-схема програми, що відображає елементи керування в програмі в системі</text:span> </text:p>
              </text:list-item>
            </text:list>
            <text:p text:style-name="P63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2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3"/>
            <text:p text:style-name="P4"/>
            <text:p text:style-name="P5">1.2 Розробка навчально-розвивальних систем.</text:p>
            <text:p text:style-name="P6"/>
            <text:p text:style-name="P6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5"/>
            <text:p text:style-name="P12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6"/>
            <text:p text:style-name="P12"/>
            <text:p text:style-name="P16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9"><text:span text:style-name="T3"/></text:p>
            <text:p text:style-name="P30"/>
            <text:p text:style-name="P28">1.3 Огляд існуючих навчальних систем на ринку</text:p>
            <text:p text:style-name="P30"/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9">1.3.1 Code.org</text:p>
            <text:p text:style-name="P21"/>
            <text:p text:style-name="P60"><text:span text:style-name="T14"/></text:p>
            <text:p text:style-name="P22"/>
            <text:p text:style-name="P10"><text:span text:style-name="T3">1.3.2 </text:span><text:span text:style-name="T8">Scratch</text:span></text:p>
            <text:p text:style-name="P56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70"><text:span text:style-name="T3"/></text:p>
            <text:p text:style-name="P13"/>
            <text:p text:style-name="P11">1.3.3 Code combat</text:p>
            <text:p text:style-name="P14"/>
            <text:p text:style-name="P57"><text:span text:style-name="T3"/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2"/>
            <text:p text:style-name="P10"><text:span text:style-name="T3">1.3.4 </text:span><text:span text:style-name="T8">Cargo</text:span><text:span text:style-name="T6">-</text:span><text:span text:style-name="T8">bot</text:span></text:p>
            <text:p text:style-name="P15"/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0"><text:span text:style-name="T3">1.3.5 </text:span><text:span text:style-name="T8">CodMonkey</text:span></text:p>
            <text:p text:style-name="P62"/>
            <text:p text:style-name="P10"><text:span text:style-name="T3">1.3.6 </text:span><text:span text:style-name="T8">Lightbot</text:span></text:p>
            <text:p text:style-name="P15"/>
            <text:p text:style-name="P56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61"/>
            <text:p text:style-name="P12"/>
            <text:p text:style-name="P8">1.3.7 CheckiO</text:p>
            <text:p text:style-name="P15"/>
            <text:p text:style-name="P12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71"/>
            <text:p text:style-name="P31"><text:span text:style-name="T3">1.3.8 </text:span><text:span text:style-name="T8">Ruby</text:span><text:span text:style-name="T3"> </text:span><text:span text:style-name="T8">Warrior</text:span></text:p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2"/>
            <text:p text:style-name="P12"/>
            <text:p text:style-name="P16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3"><text:span text:style-name="T1">1.3.9</text:span><text:span text:style-name="T13"> </text:span><text:span text:style-name="T1">Codewars</text:span></text:p>
            <text:p text:style-name="P12"/>
            <text:p text:style-name="P12"/>
            <text:p text:style-name="P10"><text:span text:style-name="T3">1.3.9 </text:span><text:span text:style-name="T8">Robocode</text:span></text:p>
            <text:p text:style-name="P12"/>
            <text:p text:style-name="P56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7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72"/>
            <text:p text:style-name="P19">1.3.9 Human Resource Machine</text:p>
            <text:p text:style-name="P12"/>
            <text:p text:style-name="P56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7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75"/>
            <text:p text:style-name="P15"/>
            <text:p text:style-name="P8">Висновок до розділу 1</text:p>
            <text:p text:style-name="P15"/>
            <text:p text:style-name="P9"/>
            <text:p text:style-name="P16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4"><text:span text:style-name="T7">в</text:span><text:span text:style-name="T2"> </text:span></text:p>
            <text:p text:style-name="P12"/>
            <text:p text:style-name="P32">як такий метод надає більший поріг входження.</text:p>
            <text:p text:style-name="P9">Як заключення, можна отримати таку порівняльну таблицю розглянутих навчальних<text:bookmark text:name="_GoBack"/> ігор:</text:p>
            <text:p text:style-name="P33">Таблиця 1.1 – Порівняння існуючих навчально-розвивальних ігрових програм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P34">№</text:p>
                </table:table-cell>
                <table:table-cell table:style-name="Table1.A1" office:value-type="string">
                  <text:p text:style-name="P35">Назва гри</text:p>
                </table:table-cell>
                <table:table-cell table:style-name="Table1.A1" office:value-type="string">
                  <text:p text:style-name="P37"><text:span text:style-name="T3">Гра під </text:span><text:span text:style-name="T8">desktop/web/mobile</text:span></text:p>
                </table:table-cell>
                <table:table-cell table:style-name="Table1.A1" office:value-type="string">
                  <text:p text:style-name="P35">Написання алгоритмів кодом/візуальними елементами/псевдокодом</text:p>
                </table:table-cell>
                <table:table-cell table:style-name="Table1.A1" office:value-type="string">
                  <text:p text:style-name="P35">Яку мову програмування навчає</text:p>
                </table:table-cell>
              </table:table-row>
              <table:table-row table:style-name="Table1.1">
                <table:table-cell table:style-name="Table1.A1" office:value-type="string">
                  <text:p text:style-name="P35">1</text:p>
                </table:table-cell>
                <table:table-cell table:style-name="Table1.A1" office:value-type="string">
                  <text:p text:style-name="P35">Code.org</text:p>
                </table:table-cell>
                <table:table-cell table:style-name="Table1.A1" office:value-type="string">
                  <text:p text:style-name="P36">web</text:p>
                </table:table-cell>
                <table:table-cell table:style-name="Table1.A1" office:value-type="string">
                  <text:p text:style-name="P35">візуальними елементами</text:p>
                </table:table-cell>
                <table:table-cell table:style-name="Table1.A1" office:value-type="string">
                  <text:p text:style-name="P35">-</text:p>
                </table:table-cell>
              </table:table-row>
              <table:table-row table:style-name="Table1.1">
                <table:table-cell table:style-name="Table1.A1" office:value-type="string">
                  <text:p text:style-name="P35">2</text:p>
                </table:table-cell>
                <table:table-cell table:style-name="Table1.A1" office:value-type="string">
                  <text:p text:style-name="P35">Scratch</text:p>
                </table:table-cell>
                <table:table-cell table:style-name="Table1.A1" office:value-type="string">
                  <text:p text:style-name="P36">desktop</text:p>
                </table:table-cell>
                <table:table-cell table:style-name="Table1.A1" office:value-type="string">
                  <text:p text:style-name="P35">візуальними елементами</text:p>
                </table:table-cell>
                <table:table-cell table:style-name="Table1.A1" office:value-type="string">
                  <text:p text:style-name="P35">-</text:p>
                </table:table-cell>
              </table:table-row>
              <table:table-row table:style-name="Table1.1">
                <table:table-cell table:style-name="Table1.A1" office:value-type="string">
                  <text:p text:style-name="P35">3</text:p>
                </table:table-cell>
                <table:table-cell table:style-name="Table1.A1" office:value-type="string">
                  <text:p text:style-name="P35">Code combat</text:p>
                </table:table-cell>
                <table:table-cell table:style-name="Table1.A1" office:value-type="string">
                  <text:p text:style-name="P36">web</text:p>
                </table:table-cell>
                <table:table-cell table:style-name="Table1.A1" office:value-type="string">
                  <text:p text:style-name="P35">кодом</text:p>
                </table:table-cell>
                <table:table-cell table:style-name="Table1.A1" office:value-type="string">
                  <text:p text:style-name="P35">Python, JavaScript</text:p>
                </table:table-cell>
              </table:table-row>
              <table:table-row table:style-name="Table1.1">
                <table:table-cell table:style-name="Table1.A1" office:value-type="string">
                  <text:p text:style-name="P35">4</text:p>
                </table:table-cell>
                <table:table-cell table:style-name="Table1.A1" office:value-type="string">
                  <text:p text:style-name="P35">Cargo-bot</text:p>
                </table:table-cell>
                <table:table-cell table:style-name="Table1.A1" office:value-type="string">
                  <text:p text:style-name="P36">web/mobile</text:p>
                </table:table-cell>
                <table:table-cell table:style-name="Table1.A1" office:value-type="string">
                  <text:p text:style-name="P35">візуальними елементами</text:p>
                </table:table-cell>
                <table:table-cell table:style-name="Table1.A1" office:value-type="string">
                  <text:p text:style-name="P35">-</text:p>
                </table:table-cell>
              </table:table-row>
              <table:table-row table:style-name="Table1.1">
                <table:table-cell table:style-name="Table1.A1" office:value-type="string">
                  <text:p text:style-name="P35">5</text:p>
                </table:table-cell>
                <table:table-cell table:style-name="Table1.A1" office:value-type="string">
                  <text:p text:style-name="P37"><text:span text:style-name="T3">Cod</text:span><text:span text:style-name="T8">e</text:span><text:span text:style-name="T3">Monkey</text:span></text:p>
                </table:table-cell>
                <table:table-cell table:style-name="Table1.A1" office:value-type="string">
                  <text:p text:style-name="P36">web</text:p>
                </table:table-cell>
                <table:table-cell table:style-name="Table1.A1" office:value-type="string">
                  <text:p text:style-name="P35">псевдокод</text:p>
                </table:table-cell>
                <table:table-cell table:style-name="Table1.A1" office:value-type="string">
                  <text:p text:style-name="P35">-</text:p>
                </table:table-cell>
              </table:table-row>
              <table:table-row table:style-name="Table1.1">
                <table:table-cell table:style-name="Table1.A1" office:value-type="string">
                  <text:p text:style-name="P35">6</text:p>
                </table:table-cell>
                <table:table-cell table:style-name="Table1.A1" office:value-type="string">
                  <text:p text:style-name="P35">Lightbot</text:p>
                </table:table-cell>
                <table:table-cell table:style-name="Table1.A1" office:value-type="string">
                  <text:p text:style-name="P36">Web/mobile</text:p>
                </table:table-cell>
                <table:table-cell table:style-name="Table1.A1" office:value-type="string">
                  <text:p text:style-name="P35">візуальними елементами</text:p>
                </table:table-cell>
                <table:table-cell table:style-name="Table1.A1" office:value-type="string">
                  <text:p text:style-name="P35">-</text:p>
                </table:table-cell>
              </table:table-row>
              <table:table-row table:style-name="Table1.1">
                <table:table-cell table:style-name="Table1.A1" office:value-type="string">
                  <text:p text:style-name="P35">7</text:p>
                </table:table-cell>
                <table:table-cell table:style-name="Table1.A1" office:value-type="string">
                  <text:p text:style-name="P35">CheckiO</text:p>
                </table:table-cell>
                <table:table-cell table:style-name="Table1.A1" office:value-type="string">
                  <text:p text:style-name="P36">web</text:p>
                </table:table-cell>
                <table:table-cell table:style-name="Table1.A1" office:value-type="string">
                  <text:p text:style-name="P35">кодом</text:p>
                </table:table-cell>
                <table:table-cell table:style-name="Table1.A1" office:value-type="string">
                  <text:p text:style-name="P35">Python</text:p>
                </table:table-cell>
              </table:table-row>
              <table:table-row table:style-name="Table1.1">
                <table:table-cell table:style-name="Table1.A1" office:value-type="string">
                  <text:p text:style-name="P35">8</text:p>
                </table:table-cell>
                <table:table-cell table:style-name="Table1.A1" office:value-type="string">
                  <text:p text:style-name="P35">Ruby Warrior</text:p>
                </table:table-cell>
                <table:table-cell table:style-name="Table1.A1" office:value-type="string">
                  <text:p text:style-name="P36">web</text:p>
                </table:table-cell>
                <table:table-cell table:style-name="Table1.A1" office:value-type="string">
                  <text:p text:style-name="P35">кодом</text:p>
                </table:table-cell>
                <table:table-cell table:style-name="Table1.A1" office:value-type="string">
                  <text:p text:style-name="P38">Ruby</text:p>
                </table:table-cell>
              </table:table-row>
              <table:table-row table:style-name="Table1.1">
                <table:table-cell table:style-name="Table1.A1" office:value-type="string">
                  <text:p text:style-name="P35">9</text:p>
                </table:table-cell>
                <table:table-cell table:style-name="Table1.A1" office:value-type="string">
                  <text:p text:style-name="P35">Codewars</text:p>
                </table:table-cell>
                <table:table-cell table:style-name="Table1.A1" office:value-type="string">
                  <text:p text:style-name="P36">web</text:p>
                </table:table-cell>
                <table:table-cell table:style-name="Table1.A1" office:value-type="string">
                  <text:p text:style-name="P35">кодом</text:p>
                </table:table-cell>
                <table:table-cell table:style-name="Table1.A1" office:value-type="string">
                  <text:p text:style-name="P35">Python, Haskell, JavaScript, C#, Java, Ruby, CoffeeScript , Clojure</text:p>
                </table:table-cell>
              </table:table-row>
              <table:table-row table:style-name="Table1.1">
                <table:table-cell table:style-name="Table1.A1" office:value-type="string">
                  <text:p text:style-name="P35">10</text:p>
                </table:table-cell>
                <table:table-cell table:style-name="Table1.A1" office:value-type="string">
                  <text:p text:style-name="P35">Robocode</text:p>
                </table:table-cell>
                <table:table-cell table:style-name="Table1.A1" office:value-type="string">
                  <text:p text:style-name="P36">desktop + web</text:p>
                </table:table-cell>
                <table:table-cell table:style-name="Table1.A1" office:value-type="string">
                  <text:p text:style-name="P35">кодом</text:p>
                </table:table-cell>
                <table:table-cell table:style-name="Table1.A1" office:value-type="string">
                  <text:p text:style-name="P38">Java</text:p>
                </table:table-cell>
              </table:table-row>
              <table:table-row table:style-name="Table1.1">
                <table:table-cell table:style-name="Table1.A1" office:value-type="string">
                  <text:p text:style-name="P35">11</text:p>
                </table:table-cell>
                <table:table-cell table:style-name="Table1.A1" office:value-type="string">
                  <text:p text:style-name="P35">Human Resource Machine</text:p>
                </table:table-cell>
                <table:table-cell table:style-name="Table1.A1" office:value-type="string">
                  <text:p text:style-name="P36">desktop</text:p>
                </table:table-cell>
                <table:table-cell table:style-name="Table1.A1" office:value-type="string">
                  <text:p text:style-name="P35">візуальними елементами</text:p>
                </table:table-cell>
                <table:table-cell table:style-name="Table1.A1" office:value-type="string">
                  <text:p text:style-name="P36">-</text:p>
                </table:table-cell>
              </table:table-row>
            </table:table>
            <text:p text:style-name="P39"/>
            <text:p text:style-name="P40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1" table:number-rows-spanned="3" office:value-type="string">
            <text:p text:style-name="P45">ІАЛЦ.467200.003 ПЗ</text:p>
          </table:table-cell>
          <table:table-cell table:style-name="Table2.A1" table:number-rows-spanned="3" office:value-type="string">
            <text:p text:style-name="P46">Арк.</text:p>
            <text:p text:style-name="P47">1</text:p>
          </table:table-cell>
        </table:table-row>
        <table:table-row table:style-name="Table2.3"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8">Зм.</text:p>
          </table:table-cell>
          <table:table-cell table:style-name="Table2.A1" office:value-type="string">
            <text:p text:style-name="P49">Арк.</text:p>
          </table:table-cell>
          <table:table-cell table:style-name="Table2.A1" office:value-type="string">
            <text:p text:style-name="P50">№ докум.</text:p>
          </table:table-cell>
          <table:table-cell table:style-name="Table2.A1" office:value-type="string">
            <text:p text:style-name="P51">Підпис</text:p>
          </table:table-cell>
          <table:table-cell table:style-name="Table2.A1" office:value-type="string">
            <text:p text:style-name="P52">Дата</text:p>
          </table:table-cell>
          <table:covered-table-cell/>
          <table:covered-table-cell/>
        </table:table-row>
      </table:table>
      <text:p text:style-name="P5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Roboto" svg:font-family="Roboto, arial, sans-serif"/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61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15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42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9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9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23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50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7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61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15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42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9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9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23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50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7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0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3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8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4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89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16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4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70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97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2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5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78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0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5.78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0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3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8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4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.752cm" fo:margin-right="1.499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k.war@i.ua</meta:initial-creator>
    <meta:editing-cycles>7</meta:editing-cycles>
    <meta:creation-date>2021-02-11T16:00:00</meta:creation-date>
    <dc:date>2021-05-09T18:21:43.707000000</dc:date>
    <meta:editing-duration>P1DT1H17M33S</meta:editing-duration>
    <meta:generator>LibreOffice/7.1.3.2$Windows_X86_64 LibreOffice_project/47f78053abe362b9384784d31a6e56f8511eb1c1</meta:generator>
    <meta:document-statistic meta:table-count="2" meta:image-count="0" meta:object-count="0" meta:page-count="22" meta:paragraph-count="262" meta:word-count="783" meta:character-count="5270" meta:non-whitespace-character-count="4738"/>
    <meta:user-defined meta:name="AppVersion">15.0000</meta:user-defined>
    <meta:template xlink:type="simple" xlink:actuate="onRequest" xlink:title="Normal" xlink:href=""/>
  </office:meta>
</office:document-meta>
</file>